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style:font-size-asian="12pt" style:font-size-complex="12pt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Horizontal_20_Line">
      <style:text-properties fo:font-size="12pt" style:font-size-asian="12pt" style:font-size-complex="12pt"/>
    </style:style>
    <style:style style:name="P7" style:family="paragraph" style:parent-style-name="Standard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Por qué este modelo</text:h>
      <text:list text:style-name="L1">
        <text:list-item>
          <text:p text:style-name="P2"><text:span text:style-name="Strong_20_Emphasis"><text:span text:style-name="T1">Normalización (3FN) y claridad de responsabilidades.</text:span></text:span><text:span text:style-name="T1"><text:line-break/>Catálogos (</text:span><text:span text:style-name="Source_20_Text"><text:span text:style-name="T1">tipo_tramite</text:span></text:span><text:span text:style-name="T1">, </text:span><text:span text:style-name="Source_20_Text"><text:span text:style-name="T1">tipo_documento</text:span></text:span><text:span text:style-name="T1">) con </text:span><text:span text:style-name="Strong_20_Emphasis"><text:span text:style-name="T1">código único</text:span></text:span><text:span text:style-name="T1"> y formato controlado; </text:span><text:span text:style-name="Source_20_Text"><text:span text:style-name="T1">tramite</text:span></text:span><text:span text:style-name="T1"> concentra el ciclo de vida; </text:span><text:span text:style-name="Source_20_Text"><text:span text:style-name="T1">seguimiento</text:span></text:span><text:span text:style-name="T1"> registra eventos inmutables (CREACION, COMENTARIO, ASIGNACION, CAMBIO_ESTADO); </text:span><text:span text:style-name="Source_20_Text"><text:span text:style-name="T1">adjunto</text:span></text:span><text:span text:style-name="T1"> guarda </text:span><text:span text:style-name="Strong_20_Emphasis"><text:span text:style-name="T1">metadatos + puntero a almacenamiento</text:span></text:span><text:span text:style-name="T1"> (no BLOB) y </text:span><text:span text:style-name="Source_20_Text"><text:span text:style-name="T1">tipo_tramite_documento</text:span></text:span><text:span text:style-name="T1"> resuelve la N:M con reglas (obligatorio, cardinalidades, MIME, tamaño).</text:span></text:p>
        </text:list-item>
        <text:list-item>
          <text:p text:style-name="P2"><text:span text:style-name="Strong_20_Emphasis"><text:span text:style-name="T1">Integridad por datos, no solo por app.</text:span></text:span><text:span text:style-name="T1"><text:line-break/>CHECKs (estados, tamaños, versiones, paths), FKs, y triggers:</text:span></text:p>
          <text:list>
            <text:list-item>
              <text:p text:style-name="P2"><text:span text:style-name="T1">Sync de estado/asignación en </text:span><text:span text:style-name="Source_20_Text"><text:span text:style-name="T1">tramite</text:span></text:span><text:span text:style-name="T1"> al insertar eventos en </text:span><text:span text:style-name="Source_20_Text"><text:span text:style-name="T1">seguimiento</text:span></text:span><text:span text:style-name="T1">.</text:span></text:p>
            </text:list-item>
            <text:list-item>
              <text:p text:style-name="P2"><text:span text:style-name="Source_20_Text"><text:span text:style-name="T1">updated_at</text:span></text:span><text:span text:style-name="T1"> uniforme.</text:span></text:p>
            </text:list-item>
            <text:list-item>
              <text:p text:style-name="P2"><text:span text:style-name="T1">Validación de adjuntos contra </text:span><text:span text:style-name="Source_20_Text"><text:span text:style-name="T1">tipo_tramite_documento</text:span></text:span><text:span text:style-name="T1"> (tipo permitido, cantidades), normalización de </text:span><text:span text:style-name="Source_20_Text"><text:span text:style-name="T1">storage_key</text:span></text:span><text:span text:style-name="T1">, marca de antivirus (</text:span><text:span text:style-name="Source_20_Text"><text:span text:style-name="T1">virus_scan_status/at</text:span></text:span><text:span text:style-name="T1">).</text:span></text:p>
            </text:list-item>
          </text:list>
        </text:list-item>
        <text:list-item>
          <text:p text:style-name="P2"><text:span text:style-name="Strong_20_Emphasis"><text:span text:style-name="T1">Seguridad y operatividad.</text:span></text:span><text:span text:style-name="T1"><text:line-break/></text:span><text:span text:style-name="Source_20_Text"><text:span text:style-name="T1">usuario.email</text:span></text:span><text:span text:style-name="T1"> </text:span><text:span text:style-name="Strong_20_Emphasis"><text:span text:style-name="T1">CITEXT UNIQUE</text:span></text:span><text:span text:style-name="T1">, </text:span><text:span text:style-name="Source_20_Text"><text:span text:style-name="T1">password_hash</text:span></text:span><text:span text:style-name="T1"> (solo hash), </text:span><text:span text:style-name="Source_20_Text"><text:span text:style-name="T1">es_activo</text:span></text:span><text:span text:style-name="T1"> para deshabilitar sin borrar, </text:span><text:span text:style-name="Source_20_Text"><text:span text:style-name="T1">sha256</text:span></text:span><text:span text:style-name="T1"> en </text:span><text:span text:style-name="Source_20_Text"><text:span text:style-name="T1">adjunto</text:span></text:span><text:span text:style-name="T1"> (integridad/deduplicación), y </text:span><text:span text:style-name="Source_20_Text"><text:span text:style-name="T1">storage_key</text:span></text:span><text:span text:style-name="T1"> seguro (sin rutas absolutas ni traversal).</text:span></text:p>
        </text:list-item>
      </text:list>
      <text:h text:style-name="P1" text:outline-level="2">Índices escogidos (mapeados a consultas reales)</text:h>
      <text:list text:style-name="L2">
        <text:list-item>
          <text:p text:style-name="P3"><text:span text:style-name="Strong_20_Emphasis"><text:span text:style-name="T1">Trámites / bandeja del funcionario:</text:span></text:span><text:span text:style-name="T1"><text:line-break/></text:span><text:span text:style-name="Source_20_Text"><text:span text:style-name="T1">(asignado_a, estado, actualizado_en DESC)</text:span></text:span><text:span text:style-name="T1"> y </text:span><text:span text:style-name="Strong_20_Emphasis"><text:span text:style-name="T1">parcial</text:span></text:span><text:span text:style-name="T1"> </text:span><text:span text:style-name="Source_20_Text"><text:span text:style-name="T1">WHERE estado IN ('RADICADO','EN_PROCESO')</text:span></text:span><text:span text:style-name="T1">.</text:span></text:p>
        </text:list-item>
        <text:list-item>
          <text:p text:style-name="P3"><text:span text:style-name="Strong_20_Emphasis"><text:span text:style-name="T1">Seguimiento (timeline):</text:span></text:span><text:span text:style-name="T1"><text:line-break/></text:span><text:span text:style-name="Source_20_Text"><text:span text:style-name="T1">(tramite_id, creado_en DESC)</text:span></text:span><text:span text:style-name="T1"> y </text:span><text:span text:style-name="Source_20_Text"><text:span text:style-name="T1">(tramite_id, id DESC)</text:span></text:span><text:span text:style-name="T1"> para </text:span><text:span text:style-name="Strong_20_Emphasis"><text:span text:style-name="T1">keyset pagination</text:span></text:span><text:span text:style-name="T1">; GIN sobre </text:span><text:span text:style-name="Source_20_Text"><text:span text:style-name="T1">comentario_tsv</text:span></text:span><text:span text:style-name="T1"> para búsqueda texto.</text:span></text:p>
        </text:list-item>
        <text:list-item>
          <text:p text:style-name="P3"><text:span text:style-name="Strong_20_Emphasis"><text:span text:style-name="T1">Adjuntos:</text:span></text:span><text:span text:style-name="T1"><text:line-break/></text:span><text:span text:style-name="Source_20_Text"><text:span text:style-name="T1">UNIQUE(storage_key)</text:span></text:span><text:span text:style-name="T1">, </text:span><text:span text:style-name="Source_20_Text"><text:span text:style-name="T1">UNIQUE(tramite_id, nombre_archivo, version)</text:span></text:span><text:span text:style-name="T1">, </text:span><text:span text:style-name="Source_20_Text"><text:span text:style-name="T1">(tramite_id, tipo_documento_id)</text:span></text:span><text:span text:style-name="T1">, </text:span><text:span text:style-name="Source_20_Text"><text:span text:style-name="T1">(tramite_id, creado_en DESC)</text:span></text:span><text:span text:style-name="T1">, </text:span><text:span text:style-name="Strong_20_Emphasis"><text:span text:style-name="T1">parcial</text:span></text:span><text:span text:style-name="T1"> para colas </text:span><text:span text:style-name="Source_20_Text"><text:span text:style-name="T1">WHERE virus_scan_status='PENDING'</text:span></text:span><text:span text:style-name="T1">, índice por </text:span><text:span text:style-name="Source_20_Text"><text:span text:style-name="T1">subido_por</text:span></text:span><text:span text:style-name="T1">.</text:span></text:p>
        </text:list-item>
        <text:list-item>
          <text:p text:style-name="P3"><text:span text:style-name="Strong_20_Emphasis"><text:span text:style-name="T1">Catálogos:</text:span></text:span><text:span text:style-name="T1"><text:line-break/></text:span><text:span text:style-name="Source_20_Text"><text:span text:style-name="T1">UNIQUE(codigo)</text:span></text:span><text:span text:style-name="T1">, únicos canónicos sobre </text:span><text:span text:style-name="Source_20_Text"><text:span text:style-name="T1">lower(btrim(nombre))</text:span></text:span><text:span text:style-name="T1">, y filtros por </text:span><text:span text:style-name="Source_20_Text"><text:span text:style-name="T1">es_activo</text:span></text:span><text:span text:style-name="T1">.</text:span></text:p>
        </text:list-item>
        <text:list-item>
          <text:p text:style-name="P3"><text:span text:style-name="Strong_20_Emphasis"><text:span text:style-name="T1">Puente N:M (</text:span></text:span><text:span text:style-name="Strong_20_Emphasis"><text:span text:style-name="Source_20_Text"><text:span text:style-name="T1">tipo_tramite_documento</text:span></text:span></text:span><text:span text:style-name="Strong_20_Emphasis"><text:span text:style-name="T1">):</text:span></text:span><text:span text:style-name="T1"><text:line-break/>PK compuesta </text:span><text:span text:style-name="Source_20_Text"><text:span text:style-name="T1">(tipo_tramite_id, tipo_documento_id)</text:span></text:span><text:span text:style-name="T1">, </text:span><text:span text:style-name="Source_20_Text"><text:span text:style-name="T1">(tipo_tramite_id, es_obligatorio, orden)</text:span></text:span><text:span text:style-name="T1">, </text:span><text:span text:style-name="Strong_20_Emphasis"><text:span text:style-name="T1">UNIQUE parcial</text:span></text:span><text:span text:style-name="T1"> por </text:span><text:span text:style-name="Source_20_Text"><text:span text:style-name="T1">orden</text:span></text:span><text:span text:style-name="T1">.</text:span></text:p>
        </text:list-item>
      </text:list>
      <text:h text:style-name="P1" text:outline-level="2"><text:soft-page-break/>Consideraciones de escalabilidad</text:h>
      <text:list text:style-name="L3">
        <text:list-item>
          <text:p text:style-name="P4"><text:span text:style-name="Strong_20_Emphasis"><text:span text:style-name="T1">Lectura eficiente:</text:span></text:span><text:span text:style-name="T1"> índices parciales selectivos; keyset pagination en timelines; evitar funciones volátiles en predicados (banderas como </text:span><text:span text:style-name="Source_20_Text"><text:span text:style-name="T1">es_reciente</text:span></text:span><text:span text:style-name="T1">).</text:span></text:p>
        </text:list-item>
        <text:list-item>
          <text:p text:style-name="P4"><text:span text:style-name="Strong_20_Emphasis"><text:span text:style-name="T1">Escritura/cola:</text:span></text:span><text:span text:style-name="T1"> estados de antivirus y </text:span><text:span text:style-name="Strong_20_Emphasis"><text:span text:style-name="T1">scans asíncronos</text:span></text:span><text:span text:style-name="T1"> por índice parcial; </text:span><text:span text:style-name="Source_20_Text"><text:span text:style-name="T1">sha256</text:span></text:span><text:span text:style-name="T1"> habilita </text:span><text:span text:style-name="Strong_20_Emphasis"><text:span text:style-name="T1">deduplicación</text:span></text:span><text:span text:style-name="T1">.</text:span></text:p>
        </text:list-item>
        <text:list-item>
          <text:p text:style-name="P4"><text:span text:style-name="Strong_20_Emphasis"><text:span text:style-name="T1">Almacenamiento:</text:span></text:span><text:span text:style-name="T1"> desacoplo binario (FS/objeto) vía </text:span><text:span text:style-name="Source_20_Text"><text:span text:style-name="T1">storage_backend + storage_key</text:span></text:span><text:span text:style-name="T1">; backups y migraciones de BD </text:span><text:span text:style-name="Strong_20_Emphasis"><text:span text:style-name="T1">ligeros</text:span></text:span><text:span text:style-name="T1">.</text:span></text:p>
        </text:list-item>
        <text:list-item>
          <text:p text:style-name="P4"><text:span text:style-name="Strong_20_Emphasis"><text:span text:style-name="T1">Evolución:</text:span></text:span><text:span text:style-name="T1"> consistencia en triggers centraliza reglas; ready para </text:span><text:span text:style-name="Strong_20_Emphasis"><text:span text:style-name="T1">particionar por fecha</text:span></text:span><text:span text:style-name="T1"> (</text:span><text:span text:style-name="Source_20_Text"><text:span text:style-name="T1">seguimiento</text:span></text:span><text:span text:style-name="T1">, </text:span><text:span text:style-name="Source_20_Text"><text:span text:style-name="T1">adjunto</text:span></text:span><text:span text:style-name="T1">) si crece.</text:span></text:p>
        </text:list-item>
      </text:list>
      <text:h text:style-name="P1" text:outline-level="2">Posibles mejoras futuras</text:h>
      <text:list text:style-name="L4">
        <text:list-item>
          <text:p text:style-name="P5"><text:span text:style-name="Strong_20_Emphasis"><text:span text:style-name="T1">Storage:</text:span></text:span><text:span text:style-name="T1"> soporte S3/GCS (mismo </text:span><text:span text:style-name="Source_20_Text"><text:span text:style-name="T1">storage_backend</text:span></text:span><text:span text:style-name="T1">), </text:span><text:span text:style-name="Strong_20_Emphasis"><text:span text:style-name="T1">firma de URLs</text:span></text:span><text:span text:style-name="T1"> y política de retención.</text:span></text:p>
        </text:list-item>
        <text:list-item>
          <text:p text:style-name="P5"><text:span text:style-name="Strong_20_Emphasis"><text:span text:style-name="T1">Seguridad:</text:span></text:span><text:span text:style-name="T1"> RLS por usuario/rol, validación de prefijo de hash (</text:span><text:span text:style-name="Source_20_Text"><text:span text:style-name="T1">argon2id/bcrypt</text:span></text:span><text:span text:style-name="T1">), auditoría ampliada (quién/desde dónde).</text:span></text:p>
        </text:list-item>
        <text:list-item>
          <text:p text:style-name="P5"><text:span text:style-name="Strong_20_Emphasis"><text:span text:style-name="T1">Datos &amp; rendimiento:</text:span></text:span><text:span text:style-name="T1"> particionado por mes/año; materialized views para métricas; </text:span><text:span text:style-name="Strong_20_Emphasis"><text:span text:style-name="T1">outbox/CDC</text:span></text:span><text:span text:style-name="T1"> para eventos (notificaciones/ETL).</text:span></text:p>
        </text:list-item>
        <text:list-item>
          <text:p text:style-name="P5"><text:span text:style-name="Strong_20_Emphasis"><text:span text:style-name="T1">Reglas de negocio:</text:span></text:span><text:span text:style-name="T1"> matriz explícita de </text:span><text:span text:style-name="Strong_20_Emphasis"><text:span text:style-name="T1">transiciones de estado</text:span></text:span><text:span text:style-name="T1">; reglas avanzadas por documento (cantidad por MIME).</text:span></text:p>
        </text:list-item>
        <text:list-item>
          <text:p text:style-name="P5"><text:span text:style-name="Strong_20_Emphasis"><text:span text:style-name="T1">UX/Buscabilidad:</text:span></text:span><text:span text:style-name="T1"> diccionarios FTS por idioma; autocompletado en catálogos; conteo de “faltantes” por trámite con vistas indexadas.</text:span></text:p>
        </text:list-item>
      </text:list>
      <text:p text:style-name="Text_20_body"><text:span text:style-name="T1">Con este diseño se cumplen y </text:span><text:span text:style-name="Strong_20_Emphasis"><text:span text:style-name="T1">superan</text:span></text:span><text:span text:style-name="T1"> los mínimos: integridad sólida, consultas clave optimizadas y un camino claro de crecimiento sin reescrituras mayoristas.</text:span>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23T10:14:33.842313000</meta:creation-date>
    <dc:date>2025-12-23T10:36:23.820545400</dc:date>
    <meta:editing-duration>PT11M22S</meta:editing-duration>
    <meta:editing-cycles>1</meta:editing-cycles>
    <meta:document-statistic meta:table-count="0" meta:image-count="0" meta:object-count="0" meta:page-count="2" meta:paragraph-count="25" meta:word-count="382" meta:character-count="3101" meta:non-whitespace-character-count="2764"/>
    <meta:generator>LibreOffice/25.8.3.2$Windows_X86_64 LibreOffice_project/8ca8d55c161d602844f5428fa4b58097424e324e</meta:generator>
  </office:meta>
</office:document-meta>
</file>